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42pt" style:font-size-asian="42pt" style:font-size-complex="42pt"/>
    </style:style>
    <style:style style:name="P2" style:family="paragraph" style:parent-style-name="Standard">
      <style:text-properties fo:font-size="42pt" officeooo:paragraph-rsid="0030668a" style:font-size-asian="42pt" style:font-size-complex="42pt"/>
    </style:style>
    <style:style style:name="P3" style:family="paragraph" style:parent-style-name="Standard">
      <style:text-properties fo:font-size="42pt" officeooo:paragraph-rsid="003a3ce0" style:font-size-asian="42pt" style:font-size-complex="42pt"/>
    </style:style>
    <style:style style:name="P4" style:family="paragraph" style:parent-style-name="Standard">
      <style:text-properties fo:font-size="42pt" officeooo:paragraph-rsid="004f4125" style:font-size-asian="42pt" style:font-size-complex="42pt"/>
    </style:style>
    <style:style style:name="P5" style:family="paragraph" style:parent-style-name="Standard">
      <style:text-properties fo:font-size="42pt" officeooo:paragraph-rsid="0053b6c0" style:font-size-asian="42pt" style:font-size-complex="42pt"/>
    </style:style>
    <style:style style:name="P6" style:family="paragraph" style:parent-style-name="Standard">
      <style:text-properties officeooo:paragraph-rsid="001d23dd"/>
    </style:style>
    <style:style style:name="P7" style:family="paragraph" style:parent-style-name="Standard">
      <style:text-properties officeooo:paragraph-rsid="00201adc"/>
    </style:style>
    <style:style style:name="P8" style:family="paragraph" style:parent-style-name="Standard">
      <style:text-properties officeooo:paragraph-rsid="0030668a"/>
    </style:style>
    <style:style style:name="P9" style:family="paragraph" style:parent-style-name="Standard">
      <style:text-properties fo:font-size="13.6999998092651pt" officeooo:paragraph-rsid="0030668a" style:font-size-asian="12pt" style:font-size-complex="13.6999998092651pt"/>
    </style:style>
    <style:style style:name="P10" style:family="paragraph" style:parent-style-name="Standard">
      <style:text-properties fo:font-size="13.6999998092651pt" officeooo:paragraph-rsid="00359a45" style:font-size-asian="12pt" style:font-size-complex="13.6999998092651pt"/>
    </style:style>
    <style:style style:name="P11" style:family="paragraph" style:parent-style-name="Standard">
      <style:text-properties fo:font-size="13.6999998092651pt" officeooo:paragraph-rsid="0036559c" style:font-size-asian="12pt" style:font-size-complex="13.6999998092651pt"/>
    </style:style>
    <style:style style:name="P12" style:family="paragraph" style:parent-style-name="Standard">
      <style:text-properties fo:font-size="13.6999998092651pt" officeooo:paragraph-rsid="00379546" style:font-size-asian="12pt" style:font-size-complex="13.6999998092651pt"/>
    </style:style>
    <style:style style:name="P13" style:family="paragraph" style:parent-style-name="Standard">
      <style:text-properties fo:font-size="13.6999998092651pt" officeooo:paragraph-rsid="003a3ce0" style:font-size-asian="12pt" style:font-size-complex="13.6999998092651pt"/>
    </style:style>
    <style:style style:name="P14" style:family="paragraph" style:parent-style-name="Standard">
      <style:text-properties fo:font-size="13.6999998092651pt" officeooo:paragraph-rsid="0046492a" style:font-size-asian="12pt" style:font-size-complex="13.6999998092651pt"/>
    </style:style>
    <style:style style:name="P15" style:family="paragraph" style:parent-style-name="Standard">
      <style:text-properties fo:font-size="13.6999998092651pt" officeooo:paragraph-rsid="0049d232" style:font-size-asian="12pt" style:font-size-complex="13.6999998092651pt"/>
    </style:style>
    <style:style style:name="P16" style:family="paragraph" style:parent-style-name="Standard">
      <style:text-properties fo:font-size="13.6999998092651pt" officeooo:paragraph-rsid="003c2f5b" style:font-size-asian="12pt" style:font-size-complex="13.6999998092651pt"/>
    </style:style>
    <style:style style:name="P17" style:family="paragraph" style:parent-style-name="Standard">
      <style:text-properties fo:font-size="13.6999998092651pt" officeooo:paragraph-rsid="0053b6c0" style:font-size-asian="12pt" style:font-size-complex="13.6999998092651pt"/>
    </style:style>
    <style:style style:name="P18" style:family="paragraph" style:parent-style-name="Standard">
      <style:text-properties fo:font-size="12pt" officeooo:paragraph-rsid="003c2f5b" style:font-size-asian="10.5pt" style:font-size-complex="12pt"/>
    </style:style>
    <style:style style:name="P19" style:family="paragraph" style:parent-style-name="Standard">
      <style:text-properties fo:font-size="12pt" officeooo:paragraph-rsid="0053b6c0" style:font-size-asian="10.5pt" style:font-size-complex="12pt"/>
    </style:style>
    <style:style style:name="P20" style:family="paragraph" style:parent-style-name="Standard">
      <style:text-properties fo:font-size="12pt" officeooo:paragraph-rsid="004f4125"/>
    </style:style>
    <style:style style:name="P21" style:family="paragraph" style:parent-style-name="Standard">
      <style:text-properties fo:color="#000000" style:font-name="Droid Sans Mono" fo:font-size="10.5pt" fo:font-weight="normal" officeooo:paragraph-rsid="004f4125" fo:background-color="transparent"/>
    </style:style>
    <style:style style:name="P22" style:family="paragraph" style:parent-style-name="Standard">
      <style:text-properties fo:color="#ce9178" style:font-name="Droid Sans Mono" fo:font-size="10.5pt" fo:font-weight="normal" officeooo:paragraph-rsid="004f4125" fo:background-color="#1e1e1e" style:font-size-asian="10.5pt" style:font-size-complex="12pt"/>
    </style:style>
    <style:style style:name="P23" style:family="paragraph" style:parent-style-name="Standard">
      <style:text-properties fo:font-size="13.6999998092651pt" officeooo:paragraph-rsid="0053b6c0" style:font-size-asian="12pt" style:font-size-complex="13.6999998092651pt"/>
    </style:style>
    <style:style style:name="P24" style:family="paragraph" style:parent-style-name="Standard">
      <style:text-properties fo:font-size="12pt" officeooo:paragraph-rsid="0053b6c0" style:font-size-asian="10.5pt" style:font-size-complex="12pt"/>
    </style:style>
    <style:style style:name="P25" style:family="paragraph" style:parent-style-name="Standard">
      <style:text-properties fo:font-size="48pt" officeooo:paragraph-rsid="0053b6c0" style:font-size-asian="42pt" style:font-size-complex="48pt"/>
    </style:style>
    <style:style style:name="T1" style:family="text">
      <style:text-properties fo:font-size="13.6999998092651pt" style:font-size-asian="12pt" style:font-size-complex="13.6999998092651pt"/>
    </style:style>
    <style:style style:name="T2" style:family="text">
      <style:text-properties style:font-size-asian="10.5pt" style:font-size-complex="12pt"/>
    </style:style>
    <style:style style:name="T3" style:family="text">
      <style:text-properties fo:color="#000000" style:font-name="Droid Sans Mono" fo:font-size="10.5pt" fo:font-weight="normal" fo:background-color="transparent" loext:char-shading-value="0"/>
    </style:style>
    <style:style style:name="T4" style:family="text">
      <style:text-properties fo:color="#ef413d" fo:font-size="42pt" style:font-size-asian="42pt" style:font-size-complex="4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vidia Driver 安装</text:p>
      <text:p text:style-name="Standard">将ubunbu自带的nouveau驱动关闭</text:p>
      <text:p text:style-name="Standard">sudo gedit /etc/modprobe.d/blacklist.conf</text:p>
      <text:p text:style-name="Standard"/>
      <text:p text:style-name="P6">在blacklist.conf末尾加入blacklist nouveau</text:p>
      <text:p text:style-name="Standard"/>
      <text:p text:style-name="P7">使blacklist生效</text:p>
      <text:p text:style-name="P7">sudo update-initramfs -u</text:p>
      <text:p text:style-name="P7"/>
      <text:p text:style-name="P7">reboot</text:p>
      <text:p text:style-name="P7"/>
      <text:p text:style-name="P7">重启后ctrl+alt+F1进入命令行</text:p>
      <text:p text:style-name="P7">输入用户名例如：yc-pc</text:p>
      <text:p text:style-name="P7">输入密码：******</text:p>
      <text:p text:style-name="P7"/>
      <text:p text:style-name="P7">lsmod | grep nouveau 查看nouveau是否关闭</text:p>
      <text:p text:style-name="P7">没有输出则已关闭</text:p>
      <text:p text:style-name="P7"/>
      <text:p text:style-name="P7">禁用ubuntu16.04图形服务</text:p>
      <text:p text:style-name="P7">sudo /etc/iinit.d/lightdm stop</text:p>
      <text:p text:style-name="P7"/>
      <text:p text:style-name="P7"/>
      <text:p text:style-name="P7">进入驱动所在文件夹</text:p>
      <text:p text:style-name="P7">赋予权限</text:p>
      <text:p text:style-name="Standard">sudo chmod a+x ./NVIDIA-Linux-x86_64-410.93.run</text:p>
      <text:p text:style-name="Standard">安装：sudo ./NVIDIA-Linux-x86_64-410.93.run -no-opengl-files <text:s text:c="2"/>(必须加上条件，否则开机无法进入图形界面)</text:p>
      <text:p text:style-name="P8">开启图形界面sudo /etc/iinit.d/lightdm start</text:p>
      <text:p text:style-name="P8"/>
      <text:p text:style-name="P2">环境安装</text:p>
      <text:p text:style-name="P9">安装Anaconda</text:p>
      <text:p text:style-name="P9">sudo bash ./Anaconda3-2018.12-Linux-x86_64.sh</text:p>
      <text:p text:style-name="P9"/>
      <text:p text:style-name="P10">查看环境：conda env list</text:p>
      <text:p text:style-name="P10">base <text:s text:c="17"/>* <text:s/>/home/huangzhihao/anaconda3</text:p>
      <text:p text:style-name="P9">pos <text:s text:c="21"/>/home/huangzhihao/anaconda3/envs/pos</text:p>
      <text:p text:style-name="P9">test <text:s text:c="20"/>/home/huangzhihao/anaconda3/envs/test</text:p>
      <text:p text:style-name="P9"/>
      <text:p text:style-name="P11">将pos复制到 envs文件夹</text:p>
      <text:p text:style-name="P11"/>
      <text:p text:style-name="P12">conda activate pos </text:p>
      <text:p text:style-name="P12"><text:soft-page-break/>如果不成功 : ls -a </text:p>
      <text:p text:style-name="P12">将pos 复制到 .conda/envs文件夹下</text:p>
      <text:p text:style-name="P9"/>
      <text:p text:style-name="P9"/>
      <text:p text:style-name="P1">DB 安装 </text:p>
      <text:p text:style-name="Standard">进入DB文件夹</text:p>
      <text:p text:style-name="Standard">sudo chmod 777 ./install_DB</text:p>
      <text:p text:style-name="Standard">./install_DB</text:p>
      <text:p text:style-name="Standard"/>
      <text:p text:style-name="Standard"/>
      <text:p text:style-name="P3">DB 启动</text:p>
      <text:p text:style-name="P13">第一次启动修改DB文件夹中的config，config2 输入当前ip</text:p>
      <text:p text:style-name="P15">sudo chmod 777 ./build</text:p>
      <text:p text:style-name="P15">./build <text:s/>(运行build后DB内所有信息会被清除)</text:p>
      <text:p text:style-name="P13">启动完毕</text:p>
      <text:p text:style-name="P13"/>
      <text:p text:style-name="P13">之后启动 </text:p>
      <text:p text:style-name="P13"><text:s/>./start</text:p>
      <text:p text:style-name="P13"/>
      <text:p text:style-name="P13"/>
      <text:p text:style-name="P3">如果DB的ip改变</text:p>
      <text:p text:style-name="P18">修改 <text:span text:style-name="T1">DB文件夹中的config，config2 ，update输入当前ip</text:span></text:p>
      <text:p text:style-name="P14">启动 <text:span text:style-name="T1"><text:s/>./start</text:span></text:p>
      <text:p text:style-name="P16">运行 ./rebuild</text:p>
      <text:p text:style-name="P13"/>
      <text:p text:style-name="P13"/>
      <text:p text:style-name="P4">DB 初始值设置</text:p>
      <text:p text:style-name="P20"><text:span text:style-name="T2">修改</text:span><text:span text:style-name="T3">permission.csv，user.csv, el_config.csv, gui_config.csv, thresholds.csv.</text:span></text:p>
      <text:p text:style-name="P21">运行 Setup.py</text:p>
      <text:p text:style-name="P22"/>
      <text:p text:style-name="P5"><text:soft-page-break/>DB 复制集设置</text:p>
      <text:p text:style-name="P19">在备份数据库电脑运行 <text:span text:style-name="T4">DBrep</text:span> 文件夹中的 </text:p>
      <text:p text:style-name="P19">sudo chmod 777 build </text:p>
      <text:p text:style-name="P19">./build</text:p>
      <text:p text:style-name="P17">启动 </text:p>
      <text:p text:style-name="P17"><text:s/>./start</text:p>
      <text:p text:style-name="P17"/>
      <text:p text:style-name="P19">在主数据库的<text:span text:style-name="T4">DB</text:span> 文件夹 中修改add文件中的ip，</text:p>
      <text:p text:style-name="P19">运行</text:p>
      <text:p text:style-name="P19">sudo chmod 777 addDB</text:p>
      <text:p text:style-name="P19">./addDB</text:p>
      <text:p text:style-name="P19">并在config2中加入新的ip：27017</text:p>
      <text:p text:style-name="P19"/>
      <text:p text:style-name="P25">Panel_defects 查询</text:p>
      <text:p text:style-name="P19">运行DB中write.py</text:p>
      <text:p text:style-name="P19">在csv文件夹中生成panel_defects.csv 按照barcode的大小排序</text:p>
      <text:p text:style-name="P19"/>
      <text:p text:style-name="P19">或者在robo3t 中运行query文件夹中的 js文件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2:54:26.506781784</meta:creation-date>
    <dc:date>2019-02-14T17:42:42.250472728</dc:date>
    <meta:editing-duration>PT6H4M57S</meta:editing-duration>
    <meta:editing-cycles>54</meta:editing-cycles>
    <meta:generator>LibreOffice/6.0.7.3$Linux_X86_64 LibreOffice_project/00m0$Build-3</meta:generator>
    <meta:document-statistic meta:table-count="0" meta:image-count="0" meta:object-count="0" meta:page-count="3" meta:paragraph-count="63" meta:word-count="419" meta:character-count="1360" meta:non-whitespace-character-count="1217"/>
  </office:meta>
</office:document-meta>
</file>